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ao UI"/>
    </style:style>
    <style:style style:name="P2" style:family="paragraph" style:parent-style-name="Standard">
      <style:text-properties style:font-name="Lao U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Lao UI"/>
    </style:style>
    <style:style style:name="P4" style:family="paragraph" style:parent-style-name="Table_20_Contents">
      <style:text-properties style:font-name="Lao UI"/>
    </style: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rnübertragungskosten</text:p>
      <text:p text:style-name="P1"/>
      <text:p text:style-name="P1">über D1/D2 oder Vodafone (für SIM-Karten) bei PV-Interface/PV-Station/E-Manager</text:p>
      <text:p text:style-name="P1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Netto-Kosten pro Monat</text:p>
          </table:table-cell>
          <table:table-cell table:style-name="Tabelle1.C1" office:value-type="string">
            <text:p text:style-name="P4">pro Monat, inkl. MWSt.</text:p>
          </table:table-cell>
        </table:table-row>
        <table:table-row>
          <table:table-cell table:style-name="Tabelle1.A2" office:value-type="string">
            <text:p text:style-name="P4">1 bis 2 Wechselrichter</text:p>
          </table:table-cell>
          <table:table-cell table:style-name="Tabelle1.B2" office:value-type="currency" office:currency="EUR" office:value="5.5">
            <text:p text:style-name="P4">5,50 €</text:p>
          </table:table-cell>
          <table:table-cell table:style-name="Tabelle1.C2" office:value-type="currency" office:currency="EUR" office:value="6.55">
            <text:p text:style-name="P4">6,55 €</text:p>
          </table:table-cell>
        </table:table-row>
        <table:table-row>
          <table:table-cell table:style-name="Tabelle1.A2" office:value-type="string">
            <text:p text:style-name="P4">3 bis 5 Wechselrichter</text:p>
          </table:table-cell>
          <table:table-cell table:style-name="Tabelle1.B2" office:value-type="currency" office:currency="EUR" office:value="8">
            <text:p text:style-name="P4">8,00 €</text:p>
          </table:table-cell>
          <table:table-cell table:style-name="Tabelle1.C2" office:value-type="currency" office:currency="EUR" office:value="9.52">
            <text:p text:style-name="P4">9,52 €</text:p>
          </table:table-cell>
        </table:table-row>
        <table:table-row>
          <table:table-cell table:style-name="Tabelle1.A2" office:value-type="string">
            <text:p text:style-name="P4">5 bis 10 Wechselrichter</text:p>
          </table:table-cell>
          <table:table-cell table:style-name="Tabelle1.B2" office:value-type="currency" office:currency="EUR" office:value="9.5">
            <text:p text:style-name="P4">9,50 €</text:p>
          </table:table-cell>
          <table:table-cell table:style-name="Tabelle1.C2" office:value-type="currency" office:currency="EUR" office:value="11.31">
            <text:p text:style-name="P4">11,31 €</text:p>
          </table:table-cell>
        </table:table-row>
        <table:table-row>
          <table:table-cell table:style-name="Tabelle1.A2" office:value-type="string">
            <text:p text:style-name="P4">10 bis 15 Wechselrichter</text:p>
          </table:table-cell>
          <table:table-cell table:style-name="Tabelle1.B2" office:value-type="currency" office:currency="EUR" office:value="11.75">
            <text:p text:style-name="P4">11,75 €</text:p>
          </table:table-cell>
          <table:table-cell table:style-name="Tabelle1.C2" office:value-type="currency" office:currency="EUR" office:value="13.98">
            <text:p text:style-name="P4">13,98 €</text:p>
          </table:table-cell>
        </table:table-row>
      </table:table>
      <text:p text:style-name="P1"/>
      <text:p text:style-name="P1"/>
      <text:p text:style-name="P3">Zzgl. Hardware und Einrichtungskosten bzw. Instandsetzungskosten bei Bedarf, zzgl. Arbeitszeit und Fahrtkostenpauschale</text:p>
      <text:p text:style-name="P1"/>
      <text:p text:style-name="P2">Austauschgeräte</text:p>
      <text:p text:style-name="P1"/>
      <text:p text:style-name="P1">Service 2015</text:p>
      <text:p text:style-name="P1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>Poolpreise ohne MWSt.</text:p>
          </table:table-cell>
          <table:table-cell table:style-name="Tabelle2.C1" office:value-type="string">
            <text:p text:style-name="P4">Poolpreise inkl. MWSt.</text:p>
          </table:table-cell>
        </table:table-row>
        <table:table-row>
          <table:table-cell table:style-name="Tabelle2.A2" office:value-type="string">
            <text:p text:style-name="P4">12 Monate Garantie</text:p>
          </table:table-cell>
          <table:table-cell table:style-name="Tabelle2.B2" office:value-type="currency" office:currency="EUR" office:value="895">
            <text:p text:style-name="P4">895,00 €</text:p>
          </table:table-cell>
          <table:table-cell table:style-name="Tabelle2.C2" office:value-type="currency" office:currency="EUR" office:value="1065.05">
            <text:p text:style-name="P4">1.065,05 €</text:p>
          </table:table-cell>
        </table:table-row>
        <table:table-row>
          <table:table-cell table:style-name="Tabelle2.A2" office:value-type="string">
            <text:p text:style-name="P4">24 Monate Garantie</text:p>
          </table:table-cell>
          <table:table-cell table:style-name="Tabelle2.B2" office:value-type="currency" office:currency="EUR" office:value="990">
            <text:p text:style-name="P4">990,00 €</text:p>
          </table:table-cell>
          <table:table-cell table:style-name="Tabelle2.C2" office:value-type="currency" office:currency="EUR" office:value="1178.1">
            <text:p text:style-name="P4">1.178,10 €</text:p>
          </table:table-cell>
        </table:table-row>
        <table:table-row>
          <table:table-cell table:style-name="Tabelle2.A2" office:value-type="string">
            <text:p text:style-name="P4">36 Monate Garantie</text:p>
          </table:table-cell>
          <table:table-cell table:style-name="Tabelle2.B2" office:value-type="currency" office:currency="EUR" office:value="1095">
            <text:p text:style-name="P4">1.095,00 €</text:p>
          </table:table-cell>
          <table:table-cell table:style-name="Tabelle2.C2" office:value-type="currency" office:currency="EUR" office:value="1303.05">
            <text:p text:style-name="P4">1.303,05 €</text:p>
          </table:table-cell>
        </table:table-row>
      </table:table>
      <text:p text:style-name="P1"/>
      <text:p text:style-name="P3">Zzgl. Arbeitszeit und Fahrtkostenpauschale</text:p>
      <text:p text:style-name="P1"/>
      <text:p text:style-name="P2">Garantieverlängerung NT 10000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4"/>
          </table:table-cell>
          <table:table-cell table:style-name="Tabelle3.A1" office:value-type="string">
            <text:p text:style-name="P4">Netto</text:p>
          </table:table-cell>
          <table:table-cell table:style-name="Tabelle3.C1" office:value-type="string">
            <text:p text:style-name="P4">Inkl. MWSt.</text:p>
          </table:table-cell>
        </table:table-row>
        <table:table-row>
          <table:table-cell table:style-name="Tabelle3.A2" office:value-type="string">
            <text:p text:style-name="P4">für das 6. Jahr</text:p>
          </table:table-cell>
          <table:table-cell table:style-name="Tabelle3.B2" office:value-type="currency" office:currency="EUR" office:value="105">
            <text:p text:style-name="P4">105,00 €</text:p>
          </table:table-cell>
          <table:table-cell table:style-name="Tabelle3.C2" office:value-type="currency" office:currency="EUR" office:value="124.95">
            <text:p text:style-name="P4">124,95 €</text:p>
          </table:table-cell>
        </table:table-row>
        <table:table-row>
          <table:table-cell table:style-name="Tabelle3.A2" office:value-type="string">
            <text:p text:style-name="P4">für das 7. Jahr</text:p>
          </table:table-cell>
          <table:table-cell table:style-name="Tabelle3.B2" office:value-type="currency" office:currency="EUR" office:value="115">
            <text:p text:style-name="P4">115,00 €</text:p>
          </table:table-cell>
          <table:table-cell table:style-name="Tabelle3.C2" office:value-type="currency" office:currency="EUR" office:value="136.85">
            <text:p text:style-name="P4">136,85 €</text:p>
          </table:table-cell>
        </table:table-row>
        <table:table-row>
          <table:table-cell table:style-name="Tabelle3.A2" office:value-type="string">
            <text:p text:style-name="P4">für das 8. Jahr</text:p>
          </table:table-cell>
          <table:table-cell table:style-name="Tabelle3.B2" office:value-type="currency" office:currency="EUR" office:value="125">
            <text:p text:style-name="P4">125,00 €</text:p>
          </table:table-cell>
          <table:table-cell table:style-name="Tabelle3.C2" office:value-type="currency" office:currency="EUR" office:value="148.75">
            <text:p text:style-name="P4">148,75 €</text:p>
          </table:table-cell>
        </table:table-row>
        <table:table-row>
          <table:table-cell table:style-name="Tabelle3.A2" office:value-type="string">
            <text:p text:style-name="P4">für das 9. Jahr</text:p>
          </table:table-cell>
          <table:table-cell table:style-name="Tabelle3.B2" office:value-type="currency" office:currency="EUR" office:value="135">
            <text:p text:style-name="P4">135,00 €</text:p>
          </table:table-cell>
          <table:table-cell table:style-name="Tabelle3.C2" office:value-type="currency" office:currency="EUR" office:value="160.65">
            <text:p text:style-name="P4">160,65 €</text:p>
          </table:table-cell>
        </table:table-row>
        <table:table-row>
          <table:table-cell table:style-name="Tabelle3.A2" office:value-type="string">
            <text:p text:style-name="P4">für das 10. Jahr</text:p>
          </table:table-cell>
          <table:table-cell table:style-name="Tabelle3.B2" office:value-type="currency" office:currency="EUR" office:value="145">
            <text:p text:style-name="P4">145,00 €</text:p>
          </table:table-cell>
          <table:table-cell table:style-name="Tabelle3.C2" office:value-type="currency" office:currency="EUR" office:value="172.55">
            <text:p text:style-name="P4">172,55 €</text:p>
          </table:table-cell>
        </table:table-row>
      </table:table>
      <text:p text:style-name="P1"/>
      <text:p text:style-name="P1"/>
      <text:p text:style-name="P1">2 Geräte: 5% Rabatt<text:line-break/>3 Geräte: 10% Rabatt</text:p>
      <text:p text:style-name="P1">ab 5 Geräte: 15% Raba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Hemmetter</meta:initial-creator>
    <meta:creation-date>2015-05-21T16:22:52.17</meta:creation-date>
    <meta:document-statistic meta:table-count="3" meta:image-count="0" meta:object-count="0" meta:page-count="1" meta:paragraph-count="51" meta:word-count="153" meta:character-count="892"/>
    <dc:date>2015-05-21T16:35:57.43</dc:date>
    <dc:creator>Andreas Hemmetter</dc:creator>
    <meta:editing-duration>PT13M5S</meta:editing-duration>
    <meta:editing-cycles>1</meta:editing-cycles>
    <meta:generator>OpenOffice/4.1.1$Win32 OpenOffice.org_project/411m6$Build-9775</meta:generator>
  </office:meta>
</office:document-meta>
</file>